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swald" svg:font-family="Oswald, sans-serif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 fo:padding="0cm" fo:border="none"/>
      <style:text-properties fo:color="#000000" style:font-name="Times New Roman" fo:font-size="12pt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isław Sikorski</text:p>
      <text:p text:style-name="P1"><text:span text:style-name="T1">Urodził się 9 II 1855 roku w Wielkich Chełmach koło Brus. Po "naukach domowych" w latach 1864-1874 zdobył wykształcenie średnie w chojnickim gimnazjum. Podczas nauki w Chojnicach zetknął się z działalnością filomatów, wśród których wiódł wówczas prym jego przyjaciel, również ziemianin,</text:span><text:span text:style-name="T2">Antoni Wolszlegier</text:span><text:span text:style-name="T1">. Studia politechniczne odbył w kilku ośrodkach naukowych Niemiec; w 1880 roku w Berlinie złożył egzamin inżynierski w zakresie budowy mostów. W 1888 r. już jako właściciel Wielkich Chełmów poślubił Annę Łyskowską. Z czasem Stanisław Sikorski wykupił, również z rąk niemieckich, kolejne majątki ziemskie, stając się najzamożniejszym ziemianinem polskim na Kaszubach. Ziemianin z Wielkich Chełmów współorganizował, nierzadko wspólnie z ks. Feliksem Boltem. spółki handlowe, np. „Kupiec” i „Bazar” w Brusach (z licznymi filiami na Pomorzu Gdańskim) czy też Centralne Towarzystwo Rolnicze dla Prus Zachodnich w Pelplinie. W 1913 roku Sikorski i ks. Bolt założyli w Brusach spółkę „Ceres”, która przejęła z rąk prywatnych młyn parowy z piekarnią i przedsiębiorstwem handlu zbożem. Dzięki systemowi licznych spółek i przedsiębiorstw kierowanych przez Sikorskiego i ks. Bolta zaborska wieś Brusy stała się swoistą centralą gospodarczą i przykładem dla Prus Zachodnich. Stanisław Sikorski został też członkiem założonego w Poznaniu w 1900 roku Związku Ziemian (obejmującego Wielkopolskę i Prusy Zachodnie), reprezentował w nim obwód Kaszuby. Był aktywnym członkiem Towarzystwa Naukowego w Toruniu (TNT), założył Polsko – Katolickie Towarzystwo Ludowe w Brusach, pełnił obowiązki delegata Towarzystwa Czytelni Ludowych (TCL) na powiat chojnicki, działał w Towarzystwie Pomocy Naukowej dla Młodzieży Prus Zachodnich. Bliska była także Stanisławowi Sikorskiemu działalność polityczna: najpierw organizował akcję wyborczą na terenie powiatów chojnickiego i tucholskiego, następnie zaś w 1908 roku został posłem do sejmu pruskiego z okręgu lubawskiego. Wchodził w skład powstałej w 1913 r. w Poznaniu Rady Narodowej- najwyższego moralno- politycznego przedstawicielstwa Polaków w Rzeszy Niemieckiej. Posiadał tytuł szambelana honorowego papieża Piusa X, natomiast w 1918 roku mianowano go polskim delegatem przy landracie (staroście) chojnickim, w 1919 roku po wydarzeniach kongresu wersalskiego obrany został starostą komisarycznym na powiat chojnicki. W 1922 roku został <text:s/>odznaczony Orderem Polonia Restituta. Zwolniony 1 kwietnia 1923 roku ze stanowiska starosty chojnickiego Stanisław Sikorski kontynuował działalność w kilku organizacjach społecznych i politycznych. W latach 1924 - 1929 Wielkie Chełmy odwiedzali znani politycy z </text:span><text:span text:style-name="T2">Romanem Dmowskim </text:span><text:span text:style-name="T1">i </text:span><text:span text:style-name="T2">Stanisławem Wojciechowskim </text:span><text:span text:style-name="T1">na czele. Zmarł 29 czerwca 1929 roku w Wielkich Chełmach, pochowano go w grobowcu rodzinnym w Brusach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swald" svg:font-family="Oswald, sans-serif"/>
    <style:font-face style:name="Tahoma" svg:font-family="Tahom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2T09:28:10.51</meta:creation-date>
    <dc:date>2022-11-23T17:43:40.36</dc:date>
    <meta:editing-duration>PT4M51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2" meta:word-count="379" meta:character-count="2795"/>
  </office:meta>
</office:document-meta>
</file>